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dc5e7" draw:fill-color="#ffffff" draw:textarea-horizontal-align="justify" draw:textarea-vertical-align="middle" draw:auto-grow-height="false" fo:min-height="0.573cm" fo:min-width="2.07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631cm" fo:min-width="2.38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655cm" fo:min-width="3.81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034cm" fo:min-width="2.13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925cm" fo:min-width="3.437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3.179cm" fo:min-width="6.166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377cm" fo:min-width="1.8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544cm" fo:min-width="6.231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274cm" fo:min-width="2.04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782cm" fo:min-width="2.04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925cm" fo:min-width="2.421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19cm" fo:min-width="1.5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648cm" fo:min-width="1.567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2.417cm" fo:min-width="5.342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11cm" fo:min-width="4.219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2.544cm" fo:min-width="5.85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2.544cm" fo:min-width="6.104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35cm" svg:height="1.163cm" svg:x="1.635cm" svg:y="1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77cm" svg:height="0.806cm" svg:x="2.397cm" svg:y="1.337cm">
          <draw:text-box>
            <text:p text:style-name="P2"><text:span text:style-name="T1">START</text:span></text:p>
          </draw:text-box>
        </draw:frame>
        <draw:line draw:style-name="gr3" draw:text-style-name="P4" draw:layer="layout" svg:x1="3.413cm" svg:y1="2.397cm" svg:x2="3.413cm" svg:y2="3.54cm">
          <text:p/>
        </draw:line>
        <draw:custom-shape draw:style-name="gr4" draw:text-style-name="P6" draw:layer="layout" svg:width="4.572cm" svg:height="1.397cm" svg:x="1.254cm" svg:y="3.54cm">
          <text:p text:style-name="P5"><text:span text:style-name="T2">Var postData = </text:span></text:p>
          <text:p text:style-name="P5"><text:span text:style-name="T2">req.body.processedDat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4.318cm" svg:height="1.905cm" svg:x="1.381cm" svg:y="5.572cm">
          <text:p text:style-name="P5"><text:span text:style-name="T2">Find</text:span><text:span text:style-name="T2">Sch</text:span><text:span text:style-name="T2">oolI</text:span><text:span text:style-name="T2">dByI</text:span><text:span text:style-name="T2">dent</text:span><text:span text:style-name="T2">ifier</text:span></text:p>
          <text:p text:style-name="P5"><text:span text:style-name="T2">(pos</text:span><text:span text:style-name="T2">tDat</text:span><text:span text:style-name="T2">a.sc</text:span><text:span text:style-name="T2">hool</text:span><text:span text:style-name="T2">.ide</text:span><text:span text:style-name="T2">ntifi</text:span><text:span text:style-name="T2">er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54cm" svg:y1="4.937cm" svg:x2="3.54cm" svg:y2="5.572cm">
          <text:p/>
        </draw:line>
        <draw:line draw:style-name="gr3" draw:text-style-name="P4" draw:layer="layout" svg:x1="3.54cm" svg:y1="7.477cm" svg:x2="3.54cm" svg:y2="8.493cm">
          <text:p/>
        </draw:line>
        <draw:custom-shape draw:style-name="gr6" draw:text-style-name="P7" draw:layer="layout" svg:width="4.191cm" svg:height="2.038cm" svg:x="1.381cm" svg:y="8.487cm">
          <text:p text:style-name="P5"><text:span text:style-name="T3">GetRes</text:span><text:span text:style-name="T3">ult</text:span></text:p>
          <text:p text:style-name="P5"><text:span text:style-name="T3">Take </text:span><text:span text:style-name="T3">schoolI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4" draw:layer="layout" svg:x1="3.413cm" svg:y1="10.525cm" svg:x2="3.413cm" svg:y2="11.922cm">
          <text:p/>
        </draw:line>
        <draw:custom-shape draw:style-name="gr7" draw:text-style-name="P8" draw:layer="layout" svg:width="3.937cm" svg:height="2.175cm" svg:x="1.635cm" svg:y="11.906cm">
          <text:p text:style-name="P5"><text:span text:style-name="T4">For</text:span><text:span text:style-name="T4">Ea</text:span><text:span text:style-name="T4">ch </text:span><text:span text:style-name="T4">Obj</text:span><text:span text:style-name="T4">ect.</text:span><text:span text:style-name="T4">key</text:span><text:span text:style-name="T4">s </text:span></text:p>
          <text:p text:style-name="P5"><text:span text:style-name="T4">in </text:span><text:span text:style-name="T4">pos</text:span><text:span text:style-name="T4">tDa</text:span><text:span text:style-name="T4">ta.d</text:span><text:span text:style-name="T4">ata</text:span><text:span text:style-name="T4">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286cm" svg:y1="14.081cm" svg:x2="3.286cm" svg:y2="15.224cm">
          <text:p/>
        </draw:line>
        <draw:custom-shape draw:style-name="gr8" draw:text-style-name="P10" draw:layer="layout" svg:width="6.666cm" svg:height="3.429cm" svg:x="1.381cm" svg:y="15.351cm">
          <text:p text:style-name="P9"><text:span text:style-name="T3">T</text:span><text:span text:style-name="T3">h</text:span><text:span text:style-name="T3">i</text:span><text:span text:style-name="T3">s</text:span><text:span text:style-name="T3">.</text:span><text:span text:style-name="T3">m</text:span><text:span text:style-name="T3">o</text:span><text:span text:style-name="T3">d</text:span><text:span text:style-name="T3">e</text:span><text:span text:style-name="T3">l</text:span><text:span text:style-name="T3">s</text:span><text:span text:style-name="T3">.</text:span><text:span text:style-name="T3">s</text:span><text:span text:style-name="T3">y</text:span><text:span text:style-name="T3">n</text:span><text:span text:style-name="T3">c</text:span><text:span text:style-name="T3">.</text:span><text:span text:style-name="T3">r</text:span><text:span text:style-name="T3">e</text:span><text:span text:style-name="T3">a</text:span><text:span text:style-name="T3">d</text:span><text:span text:style-name="T3">O</text:span><text:span text:style-name="T3">n</text:span><text:span text:style-name="T3">e</text:span><text:span text:style-name="T3">(</text:span></text:p>
          <text:p text:style-name="P9"><text:span text:style-name="T3">{</text:span><text:span text:style-name="T3">m</text:span><text:span text:style-name="T3">o</text:span><text:span text:style-name="T3">d</text:span><text:span text:style-name="T3">e</text:span><text:span text:style-name="T3">l</text:span><text:span text:style-name="T3">N</text:span><text:span text:style-name="T3">a</text:span><text:span text:style-name="T3">m</text:span><text:span text:style-name="T3">e</text:span><text:span text:style-name="T3">: </text:span><text:span text:style-name="T3">‘</text:span><text:span text:style-name="T3">s</text:span><text:span text:style-name="T3">y</text:span><text:span text:style-name="T3">n</text:span><text:span text:style-name="T3">c</text:span><text:span text:style-name="T3">’</text:span><text:span text:style-name="T3">, </text:span></text:p>
          <text:p text:style-name="P9"><text:span text:style-name="T3">S</text:span><text:span text:style-name="T3">e</text:span><text:span text:style-name="T3">a</text:span><text:span text:style-name="T3">r</text:span><text:span text:style-name="T3">c</text:span><text:span text:style-name="T3">h</text:span><text:span text:style-name="T3">C</text:span><text:span text:style-name="T3">l</text:span><text:span text:style-name="T3">a</text:span><text:span text:style-name="T3">u</text:span><text:span text:style-name="T3">s</text:span><text:span text:style-name="T3">e</text:span><text:span text:style-name="T3">: </text:span><text:span text:style-name="T3">{</text:span></text:p>
          <text:p text:style-name="P9"><text:span text:style-name="T3">l</text:span><text:span text:style-name="T3">o</text:span><text:span text:style-name="T3">c</text:span><text:span text:style-name="T3">a</text:span><text:span text:style-name="T3">l</text:span><text:span text:style-name="T3">I</text:span><text:span text:style-name="T3">d</text:span><text:span text:style-name="T3">: </text:span><text:span text:style-name="T3">i</text:span><text:span text:style-name="T3">d</text:span><text:span text:style-name="T3">, </text:span></text:p>
          <text:p text:style-name="P9"><text:span text:style-name="T3">t</text:span><text:span text:style-name="T3">a</text:span><text:span text:style-name="T3">b</text:span><text:span text:style-name="T3">l</text:span><text:span text:style-name="T3">e</text:span><text:span text:style-name="T3">N</text:span><text:span text:style-name="T3">a</text:span><text:span text:style-name="T3">m</text:span><text:span text:style-name="T3">e</text:span><text:span text:style-name="T3">: </text:span><text:span text:style-name="T3">o</text:span><text:span text:style-name="T3">b</text:span><text:span text:style-name="T3">j</text:span><text:span text:style-name="T3">e</text:span><text:span text:style-name="T3">c</text:span><text:span text:style-name="T3">t</text:span><text:span text:style-name="T3">k</text:span><text:span text:style-name="T3">e</text:span><text:span text:style-name="T3">y</text:span><text:span text:style-name="T3">s</text:span><text:span text:style-name="T3">, </text:span></text:p>
          <text:p text:style-name="P9"><text:span text:style-name="T3">s</text:span><text:span text:style-name="T3">c</text:span><text:span text:style-name="T3">h</text:span><text:span text:style-name="T3">o</text:span><text:span text:style-name="T3">o</text:span><text:span text:style-name="T3">l</text:span><text:span text:style-name="T3">: </text:span><text:span text:style-name="T3">s</text:span><text:span text:style-name="T3">c</text:span><text:span text:style-name="T3">h</text:span><text:span text:style-name="T3">o</text:span><text:span text:style-name="T3">o</text:span><text:span text:style-name="T3">l</text:span><text:span text:style-name="T3">I</text:span><text:span text:style-name="T3">d</text:span><text:span text:style-name="T3">e</text:span><text:span text:style-name="T3">n</text:span><text:span text:style-name="T3">t</text:span><text:span text:style-name="T3">i</text:span><text:span text:style-name="T3">f</text:span><text:span text:style-name="T3">i</text:span><text:span text:style-name="T3">e</text:span><text:span text:style-name="T3">r</text:span></text:p>
          <text:p text:style-name="P9"><text:span text:style-name="T3">}</text:span><text:span text:style-name="T3">}</text:span><text:span text:style-name="T3">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683cm" svg:y1="18.78cm" svg:x2="4.683cm" svg:y2="19.923cm">
          <text:p/>
        </draw:line>
        <draw:custom-shape draw:style-name="gr9" draw:text-style-name="P11" xml:id="id3" draw:id="id3" draw:layer="layout" svg:width="4.699cm" svg:height="3.253cm" svg:x="2.27cm" svg:y="20.05cm">
          <text:p text:style-name="P5"><text:span text:style-name="T1">Is exists </text:span></text:p>
          <text:p text:style-name="P5"><text:span text:style-name="T1">in </text:span></text:p>
          <text:p text:style-name="P5"><text:span text:style-name="T1">sync tab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4.683cm" svg:y1="23.352cm" svg:x2="4.683cm" svg:y2="25.257cm">
          <text:p/>
        </draw:line>
        <draw:custom-shape draw:style-name="gr10" draw:text-style-name="P1" draw:layer="layout" svg:width="6.731cm" svg:height="2.794cm" svg:x="1.635cm" svg:y="25.384cm">
          <text:p text:style-name="P5">Do update to </text:p>
          <text:p text:style-name="P5">each table </text:p>
          <text:p text:style-name="P5">with cloudId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366cm" svg:y1="26.654cm" svg:x2="10.525cm" svg:y2="26.654cm">
          <text:p/>
        </draw:line>
        <draw:custom-shape draw:style-name="gr11" draw:text-style-name="P1" xml:id="id2" draw:id="id2" draw:layer="layout" svg:width="5.08cm" svg:height="3.048cm" svg:x="10.525cm" svg:y="25.13cm">
          <text:p text:style-name="P5">Is loop don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15.605cm" svg:y1="26.654cm" svg:x2="16.748cm" svg:y2="26.654cm">
          <text:p/>
        </draw:line>
        <draw:custom-shape draw:style-name="gr12" draw:text-style-name="P1" draw:layer="layout" svg:width="2.54cm" svg:height="2.032cm" svg:x="17.002cm" svg:y="25.892cm">
          <text:p text:style-name="P5">Loop </text:p>
          <text:p text:style-name="P5">Selesai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921cm" svg:height="3.175cm" svg:x="16.621cm" svg:y="21.701cm">
          <text:p text:style-name="P5">FeedBack</text:p>
          <text:p text:style-name="P5">To user</text:p>
          <text:p text:style-name="P5">{status: </text:p>
          <text:p text:style-name="P5">true/false}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272cm" svg:y1="25.892cm" svg:x2="18.272cm" svg:y2="25.003cm">
          <text:p/>
        </draw:line>
        <draw:line draw:style-name="gr3" draw:text-style-name="P4" draw:layer="layout" svg:x1="18.018cm" svg:y1="21.574cm" svg:x2="18.018cm" svg:y2="20.304cm">
          <text:p/>
        </draw:line>
        <draw:custom-shape draw:style-name="gr14" draw:text-style-name="P1" draw:layer="layout" svg:width="3.302cm" svg:height="2.286cm" svg:x="16.494cm" svg:y="17.764cm">
          <text:p text:style-name="P5">User get </text:p>
          <text:p text:style-name="P5">Feedbac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4" draw:layer="layout" svg:x1="18.272cm" svg:y1="17.764cm" svg:x2="18.272cm" svg:y2="16.24cm">
          <text:p/>
        </draw:line>
        <draw:custom-shape draw:style-name="gr15" draw:text-style-name="P1" draw:layer="layout" svg:width="2.921cm" svg:height="1.27cm" svg:x="16.748cm" svg:y="14.589cm">
          <text:p text:style-name="P5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2" draw:layer="layout" svg:width="1.772cm" svg:height="0.962cm" svg:x="15.23cm" svg:y="25.819cm">
          <draw:text-box>
            <text:p>YES</text:p>
          </draw:text-box>
        </draw:frame>
        <draw:frame draw:style-name="gr2" draw:text-style-name="P12" draw:layer="layout" svg:width="1.772cm" svg:height="0.962cm" svg:x="4.81cm" svg:y="23.987cm">
          <draw:text-box>
            <text:p>YES</text:p>
          </draw:text-box>
        </draw:frame>
        <draw:line draw:style-name="gr3" draw:text-style-name="P4" draw:layer="layout" svg:x1="6.969cm" svg:y1="21.701cm" svg:x2="8.874cm" svg:y2="21.701cm">
          <text:p/>
        </draw:line>
        <draw:frame draw:style-name="gr2" draw:text-style-name="P12" draw:layer="layout" svg:width="1.455cm" svg:height="0.962cm" svg:x="6.911cm" svg:y="20.812cm">
          <draw:text-box>
            <text:p>NO</text:p>
          </draw:text-box>
        </draw:frame>
        <draw:custom-shape draw:style-name="gr16" draw:text-style-name="P1" draw:layer="layout" svg:width="5.842cm" svg:height="2.667cm" svg:x="9.001cm" svg:y="21.193cm">
          <text:p text:style-name="P5">Insert to</text:p>
          <text:p text:style-name="P5">Appropriate table</text:p>
          <text:p text:style-name="P5">And return ID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176cm" svg:y1="21.193cm" svg:x2="12.176cm" svg:y2="19.415cm">
          <text:p/>
        </draw:line>
        <draw:custom-shape draw:style-name="gr17" draw:text-style-name="P1" draw:layer="layout" svg:width="7.493cm" svg:height="2.159cm" svg:x="8.747cm" svg:y="17.002cm">
          <text:p text:style-name="P5">Id new get </text:p>
          <text:p text:style-name="P5">(cloudId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4" draw:layer="layout" svg:x1="12.557cm" svg:y1="17.002cm" svg:x2="12.557cm" svg:y2="14.589cm">
          <text:p/>
        </draw:line>
        <draw:custom-shape draw:style-name="gr18" draw:text-style-name="P1" draw:layer="layout" svg:width="6.35cm" svg:height="2.794cm" svg:x="9.255cm" svg:y="11.668cm">
          <text:p text:style-name="P5">Insert to sync table</text:p>
          <draw:enhanced-geometry svg:viewBox="0 0 21600 21600" draw:type="rectangle" draw:enhanced-path="M 0 0 L 21600 0 21600 21600 0 21600 0 0 Z N"/>
        </draw:custom-shape>
        <draw:custom-shape draw:style-name="gr19" draw:text-style-name="P1" xml:id="id1" draw:id="id1" draw:layer="layout" svg:width="6.604cm" svg:height="2.794cm" svg:x="9.001cm" svg:y="7.223cm">
          <text:p text:style-name="P5">Success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43cm" svg:y1="11.541cm" svg:x2="12.43cm" svg:y2="10.144cm">
          <text:p/>
        </draw:line>
        <draw:connector draw:style-name="gr3" draw:text-style-name="P4" draw:layer="layout" draw:line-skew="0cm 6.667cm" svg:x1="15.605cm" svg:y1="8.62cm" svg:x2="13.065cm" svg:y2="25.13cm" draw:start-shape="id1" draw:start-glue-point="1" draw:end-shape="id2" draw:end-glue-point="4" svg:d="M15605 8620h501v15621h-3041v889" svg:viewBox="0 0 3042 16511">
          <text:p/>
        </draw:connector>
        <draw:connector draw:style-name="gr20" draw:text-style-name="P4" draw:layer="layout" draw:line-skew="0.26cm -1.022cm" svg:x1="13.065cm" svg:y1="28.178cm" svg:x2="2.27cm" svg:y2="21.677cm" draw:start-shape="id2" draw:start-glue-point="6" draw:end-shape="id3" draw:end-glue-point="5" svg:d="M13065 28178v762h-12319v-7263h1524" svg:viewBox="0 0 12320 7264">
          <text:p text:style-name="P5"/>
        </draw:connector>
        <draw:frame draw:style-name="gr2" draw:text-style-name="P12" draw:layer="layout" svg:width="1.455cm" svg:height="0.962cm" svg:x="5.572cm" svg:y="29.067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10:47:17.509509086</meta:creation-date>
    <dc:date>2018-04-05T14:54:01.120615898</dc:date>
    <meta:editing-duration>PT3H44M47S</meta:editing-duration>
    <meta:editing-cycles>4</meta:editing-cycles>
    <meta:generator>LibreOffice/5.4.5.1$Linux_X86_64 LibreOffice_project/40m0$Build-1</meta:generator>
    <meta:document-statistic meta:object-count="40"/>
  </office:meta>
</office:document-meta>
</file>